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8B000002AB0CB55D315E1C2E16.png" manifest:media-type="image/png"/>
  <manifest:file-entry manifest:full-path="Pictures/100000010000058B000002ABDEE1CEB96D3A1BE1.png" manifest:media-type="image/png"/>
  <manifest:file-entry manifest:full-path="Pictures/10000001000002FD000000C292CBB0A88F818DBA.png" manifest:media-type="image/png"/>
  <manifest:file-entry manifest:full-path="Pictures/10000001000002FD000002D59A4C50E5011A30A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5d2f" officeooo:paragraph-rsid="000f5d2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3" text:anchor-type="char" svg:x="-0.586cm" svg:y="-2cm" svg:width="17cm" svg:height="16.111cm" draw:z-index="2"><draw:image xlink:href="Pictures/10000001000002FD000002D59A4C50E5011A30A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char" svg:x="0.265cm" svg:y="0.085cm" svg:width="17cm" svg:height="4.311cm" draw:z-index="3"><draw:image xlink:href="Pictures/10000001000002FD000000C292CBB0A88F818DB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draw:frame draw:style-name="fr1" draw:name="Image1" text:anchor-type="char" svg:x="0.848cm" svg:y="0.349cm" svg:width="17cm" svg:height="8.183cm" draw:z-index="0"><draw:image xlink:href="Pictures/100000010000058B000002ABDEE1CEB96D3A1BE1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x="0.245cm" svg:y="18.006cm" svg:width="17cm" svg:height="8.183cm" draw:z-index="1"><draw:image xlink:href="Pictures/100000010000058B000002AB0CB55D315E1C2E1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9T14:23:24.995268326</meta:creation-date>
    <dc:date>2024-02-09T14:39:53.187028230</dc:date>
    <meta:editing-duration>PT6M18S</meta:editing-duration>
    <meta:editing-cycles>1</meta:editing-cycles>
    <meta:document-statistic meta:table-count="0" meta:image-count="4" meta:object-count="0" meta:page-count="2" meta:paragraph-count="0" meta:word-count="0" meta:character-count="0" meta:non-whitespace-character-count="0"/>
    <meta:generator>LibreOffice/7.3.7.2$Linux_X86_64 LibreOffice_project/30$Build-2</meta:generator>
  </office:meta>
</office:document-meta>
</file>